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92471031EF45893EB8E.jpg" manifest:media-type="image/jpeg"/>
  <manifest:file-entry manifest:full-path="Pictures/10000001000002B700000339167F897CDA71CC41.png" manifest:media-type="image/png"/>
  <manifest:file-entry manifest:full-path="Pictures/10000001000001CC0000019004B724494AB129D4.png" manifest:media-type="image/png"/>
  <manifest:file-entry manifest:full-path="Pictures/10000001000003CB0000036CE49D8B9D7FD51392.png" manifest:media-type="image/png"/>
  <manifest:file-entry manifest:full-path="Pictures/10000001000005DF000001A841CF7BEEFFBE6B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3.312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5cm" svg:height="2.25cm" svg:x="1cm" svg:y="1cm">
          <draw:text-box>
            <text:p>Name: Đào Minh Đức</text:p>
            <text:p>ID: 2159003</text:p>
          </draw:text-box>
        </draw:frame>
        <draw:frame draw:style-name="gr2" draw:text-style-name="P2" draw:layer="layout" svg:width="14cm" svg:height="3.948cm" svg:x="1cm" svg:y="4.802cm">
          <draw:image xlink:href="Pictures/10000001000005DF000001A841CF7BEEFFBE6B58.png" xlink:type="simple" xlink:show="embed" xlink:actuate="onLoad" draw:mime-type="image/png">
            <text:p/>
          </draw:image>
        </draw:frame>
        <draw:frame draw:style-name="gr2" draw:text-style-name="P2" draw:layer="layout" svg:width="4.6cm" svg:height="4cm" svg:x="15.037cm" svg:y="4.75cm">
          <draw:image xlink:href="Pictures/10000001000001CC0000019004B724494AB129D4.png" xlink:type="simple" xlink:show="embed" xlink:actuate="onLoad" draw:mime-type="image/png">
            <text:p/>
          </draw:image>
        </draw:frame>
        <draw:frame draw:style-name="gr2" draw:text-style-name="P2" draw:layer="layout" svg:width="8.192cm" svg:height="7.39cm" svg:x="10.558cm" svg:y="10.5cm">
          <draw:image xlink:href="Pictures/10000001000003CB0000036CE49D8B9D7FD51392.png" xlink:type="simple" xlink:show="embed" xlink:actuate="onLoad" draw:mime-type="image/png">
            <text:p/>
          </draw:image>
        </draw:frame>
        <draw:frame draw:style-name="gr2" draw:text-style-name="P2" draw:layer="layout" svg:width="7.55cm" svg:height="8.962cm" svg:x="3cm" svg:y="9.788cm">
          <draw:image xlink:href="Pictures/10000001000002B700000339167F897CDA71CC41.png" xlink:type="simple" xlink:show="embed" xlink:actuate="onLoad" draw:mime-type="image/png">
            <text:p/>
          </draw:image>
        </draw:frame>
        <draw:frame draw:style-name="gr3" draw:text-style-name="P2" draw:layer="layout" svg:width="8.498cm" svg:height="8.505cm" svg:x="6.25cm" svg:y="20.195cm">
          <draw:image xlink:href="Pictures/10000000000004380000092471031EF45893EB8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7:18:25.096537036</meta:creation-date>
    <meta:generator>LibreOffice/7.3.2.2$Linux_X86_64 LibreOffice_project/30$Build-2</meta:generator>
    <dc:date>2022-07-19T17:21:34.430273276</dc:date>
    <meta:editing-duration>PT3M9S</meta:editing-duration>
    <meta:editing-cycles>1</meta:editing-cycles>
    <meta:document-statistic meta:object-count="6"/>
  </office:meta>
</office:document-meta>
</file>